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5pt" style:font-size-asian="15pt" style:font-size-complex="15pt"/>
    </style:style>
    <style:style style:name="P2" style:family="paragraph" style:parent-style-name="Preformatted_20_Text">
      <style:text-properties fo:font-size="15pt" officeooo:rsid="004b3620" officeooo:paragraph-rsid="004b3620" style:font-size-asian="15pt" style:font-size-complex="15pt"/>
    </style:style>
    <style:style style:name="P3" style:family="paragraph" style:parent-style-name="Preformatted_20_Text">
      <style:text-properties fo:font-size="15pt" officeooo:rsid="004e8de2" officeooo:paragraph-rsid="004e8de2" style:font-size-asian="15pt" style:font-size-complex="15pt"/>
    </style:style>
    <style:style style:name="P4" style:family="paragraph" style:parent-style-name="Preformatted_20_Text">
      <style:text-properties fo:font-size="15pt" officeooo:paragraph-rsid="004f93bc" style:font-size-asian="15pt" style:font-size-complex="15pt"/>
    </style:style>
    <style:style style:name="P5" style:family="paragraph" style:parent-style-name="Preformatted_20_Text">
      <style:text-properties fo:font-size="15pt" officeooo:rsid="004f93bc" officeooo:paragraph-rsid="004f93bc" style:font-size-asian="15pt" style:font-size-complex="15pt"/>
    </style:style>
    <style:style style:name="P6" style:family="paragraph" style:parent-style-name="Preformatted_20_Text">
      <style:text-properties fo:font-size="15pt" officeooo:rsid="005160e9" officeooo:paragraph-rsid="005160e9" style:font-size-asian="15pt" style:font-size-complex="15pt"/>
    </style:style>
    <style:style style:name="P7" style:family="paragraph" style:parent-style-name="Preformatted_20_Text">
      <style:text-properties fo:font-size="15pt" officeooo:rsid="00535507" officeooo:paragraph-rsid="00535507" style:font-size-asian="15pt" style:font-size-complex="15pt"/>
    </style:style>
    <style:style style:name="P8" style:family="paragraph" style:parent-style-name="Preformatted_20_Text">
      <style:text-properties fo:font-size="15pt" officeooo:rsid="0053adb1" officeooo:paragraph-rsid="0053adb1" style:font-size-asian="15pt" style:font-size-complex="15pt"/>
    </style:style>
    <style:style style:name="P9" style:family="paragraph" style:parent-style-name="Preformatted_20_Text">
      <style:text-properties fo:font-size="14pt" style:font-size-asian="14pt" style:font-size-complex="14pt"/>
    </style:style>
    <style:style style:name="P10" style:family="paragraph" style:parent-style-name="Preformatted_20_Text">
      <style:text-properties fo:font-size="14pt" officeooo:rsid="005160e9" officeooo:paragraph-rsid="005160e9" style:font-size-asian="14pt" style:font-size-complex="14pt"/>
    </style:style>
    <style:style style:name="P11" style:family="paragraph" style:parent-style-name="Preformatted_20_Text">
      <style:text-properties fo:font-size="15pt" officeooo:rsid="0053adb1" officeooo:paragraph-rsid="0053adb1" style:font-size-asian="15pt" style:font-size-complex="15pt"/>
    </style:style>
    <style:style style:name="T1" style:family="text">
      <style:text-properties officeooo:rsid="004d277b"/>
    </style:style>
    <style:style style:name="T2" style:family="text">
      <style:text-properties officeooo:rsid="004f93bc"/>
    </style:style>
    <style:style style:name="T3" style:family="text">
      <style:text-properties officeooo:rsid="005160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xaabbccdd - 0xaa0000dd = 0xbbcc00</text:p>
      <text:p text:style-name="P1">0xaabbccdd AND 0x00ffff00 = 0xbbcc00</text:p>
      <text:p text:style-name="P1"/>
      <text:p text:style-name="P1"/>
      <text:p text:style-name="P1">A) 10111010 (186) AND 01010111 (87) <text:s text:c="2"/>= 00010010 (18d)</text:p>
      <text:p text:style-name="P1">B) 10111010 (186) - 10101000 (168decimal) = 10010 (18d) </text:p>
      <text:p text:style-name="P1">(18decimal...same as A)</text:p>
      <text:p text:style-name="P1"/>
      <text:p text:style-name="P1"><text:tab/></text:p>
      <text:p text:style-name="P1"/>
      <text:p text:style-name="P1">1 AND 0<text:tab/>= 0<text:tab/><text:tab/><text:tab/>1 subtract 1 = 0</text:p>
      <text:p text:style-name="P1">1 AND 1 = 1<text:tab/><text:tab/> <text:s text:c="3"/>1 subtract 0 = 1</text:p>
      <text:p text:style-name="P1">0 AND 1 = 0<text:tab/><text:tab/><text:tab/>0 subtract 0 = 0</text:p>
      <text:p text:style-name="P1">0 AND 0 = 0<text:tab/><text:tab/><text:tab/>0 subtract 0 = 0</text:p>
      <text:p text:style-name="P1"/>
      <text:p text:style-name="P1">1 OR 0 = 1<text:tab/><text:tab/><text:tab/>1 subtract 0 = 1</text:p>
      <text:p text:style-name="P1">1 OR 1 = 1<text:tab/><text:tab/> <text:s text:c="3"/>1 subtract 0 = 1</text:p>
      <text:p text:style-name="P1">0 OR 0 = 0<text:tab/><text:tab/><text:tab/>0 subtract 0 = 0</text:p>
      <text:p text:style-name="P1">0 or 1 = 1<text:tab/><text:tab/><text:tab/>1 subtract 0 = 1</text:p>
      <text:p text:style-name="P1"/>
      <text:p text:style-name="P3">1 XOR 0 = 1<text:tab/><text:tab/><text:tab/>1 subtract 0 = 1</text:p>
      <text:p text:style-name="P3">1 XOR 1 = 0<text:tab/><text:tab/><text:tab/>0 subtract 0 = 0</text:p>
      <text:p text:style-name="P3">0 XOR 1 = 1<text:tab/><text:tab/><text:tab/>1 subtract 0 = 1</text:p>
      <text:p text:style-name="P3">0 XOR 0 = 0<text:tab/><text:tab/><text:tab/>1 subtract 1 = 0</text:p>
      <text:p text:style-name="P1"/>
      <text:p text:style-name="P3">Same thing as sum.</text:p>
      <text:p text:style-name="P1"/>
      <text:p text:style-name="P1">101010111 or 10110111 = 10110111</text:p>
      <text:p text:style-name="P1">101010111 subtract x = 10110111</text:p>
      <text:p text:style-name="P1"/>
      <text:p text:style-name="P1">10101011 - 10110111 = x</text:p>
      <text:p text:style-name="P1">10101011 - 10110111 = -1100</text:p>
      <text:p text:style-name="P1"/>
      <text:p text:style-name="P1"/>
      <text:p text:style-name="P2">#Special cases</text:p>
      <text:p text:style-name="P1"/>
      <text:p text:style-name="P2">if two numbers are different in length, th<text:span text:style-name="T1">en</text:span> add leading zeros...since they dont affect number..</text:p>
      <text:p text:style-name="P1"/>
      <text:p text:style-name="P2">#End special cases</text:p>
      <text:p text:style-name="P1"><text:soft-page-break/></text:p>
      <text:p text:style-name="P1">101010111 AND 011101011 = 1000011</text:p>
      <text:p text:style-name="P1">101010111 SUM X = 100011</text:p>
      <text:p text:style-name="P1"/>
      <text:p text:style-name="P1">101010111 - 100011 = -x</text:p>
      <text:p text:style-name="P1"/>
      <text:p text:style-name="P1"/>
      <text:p text:style-name="P1">#IMPORTANT</text:p>
      <text:p text:style-name="P1">AND equals subtraction. It is commutative, how come subtraction is not commutative (since its AND)</text:p>
      <text:p text:style-name="P1">#END IMPORTANT</text:p>
      <text:p text:style-name="P1"/>
      <text:p text:style-name="P1"/>
      <text:p text:style-name="P4"><text:span text:style-name="T2"><text:s/></text:span>101010111 AND 011101011<text:span text:style-name="T2"> <text:s/>= 1000011</text:span></text:p>
      <text:p text:style-name="P5">A) 101010111 subtract X = 001000011</text:p>
      <text:p text:style-name="P5">B) 101010111 sum <text:tab/> <text:s text:c="2"/>X = 001000011</text:p>
      <text:p text:style-name="P5"/>
      <text:p text:style-name="P5"><text:s/>X = 101010111 - 001000011</text:p>
      <text:p text:style-name="P5"><text:s/>X = 101010111 + </text:p>
      <text:p text:style-name="P5"/>
      <text:p text:style-name="P5"><text:span text:style-name="T3">#S</text:span>um equals subtraction...</text:p>
      <text:p text:style-name="P5"/>
      <text:p text:style-name="P5">0010000011 - 101010111 = x (subtraction)</text:p>
      <text:p text:style-name="P5">001000011 - <text:s/>101010111 = x (sum)</text:p>
      <text:p text:style-name="P9"/>
      <text:p text:style-name="P10">#End sum</text:p>
      <text:p text:style-name="P9"/>
      <text:p text:style-name="P10"># AND and OR are the same , with different operands</text:p>
      <text:p text:style-name="P9">10101011 OR <text:span text:style-name="T3"><text:s/></text:span>10110110 = 10111111</text:p>
      <text:p text:style-name="P9">10101011 AND 10110110 = 10100010</text:p>
      <text:p text:style-name="P1"/>
      <text:p text:style-name="P6">AND,OR,XOR , can be a sum or a subtraction.</text:p>
      <text:p text:style-name="P6"/>
      <text:p text:style-name="P6">Since a multiplication is a sum, AND,OR and XOR can be a multiplcation.Since division is a sum</text:p>
      <text:p text:style-name="P6">e.g :</text:p>
      <text:p text:style-name="P6">12/3 = 4 + 4 + 4</text:p>
      <text:p text:style-name="P6">then division is also AND,OR,XOR</text:p>
      <text:p text:style-name="P6"/>
      <text:p text:style-name="P1"/>
      <text:p text:style-name="P6">#end and</text:p>
      <text:p text:style-name="P1"/>
      <text:p text:style-name="P5">1000011 </text:p>
      <text:p text:style-name="P1"><text:soft-page-break/><text:tab/></text:p>
      <text:p text:style-name="P1">A) 1010111</text:p>
      <text:p text:style-name="P1">B) 0010100</text:p>
      <text:p text:style-name="P1">C) 1101100</text:p>
      <text:p text:style-name="P1"/>
      <text:p text:style-name="P1">(1010111 AND 0010100) OR 1101101</text:p>
      <text:p text:style-name="P1"/>
      <text:p text:style-name="P1">result of AND if A) , positions of zero = [2,4]</text:p>
      <text:p text:style-name="P1">remaining positions [1,3,5,6,7]</text:p>
      <text:p text:style-name="P1"/>
      <text:p text:style-name="P1">so result (A AND B) will always have zeros at [2,4] <text:s/></text:p>
      <text:p text:style-name="P1"/>
      <text:p text:style-name="P1"/>
      <text:p text:style-name="P1">x1,0,x2,0,x3,x4,x5 OR 1101101 <text:s/></text:p>
      <text:p text:style-name="P1"/>
      <text:p text:style-name="P1">x's can be zero or ones...</text:p>
      <text:p text:style-name="P1"/>
      <text:p text:style-name="P1">But ones on C) will always be ones on result</text:p>
      <text:p text:style-name="P1">so result , position of ones [1,2,4,5,7]</text:p>
      <text:p text:style-name="P1"/>
      <text:p text:style-name="P1">So we can assume , that result will have ones where C has ones. </text:p>
      <text:p text:style-name="P1"/>
      <text:p text:style-name="P1">A AND B OR C</text:p>
      <text:p text:style-name="P1">[x,0,x,0,x,x,x] OR C</text:p>
      <text:p text:style-name="P1"/>
      <text:p text:style-name="P1">A OR B AND C</text:p>
      <text:p text:style-name="P1"/>
      <text:p text:style-name="P1">[1,x,1,x,1,1,1] AND C</text:p>
      <text:p text:style-name="P1"/>
      <text:p text:style-name="P1">#ANOTHER STUFF</text:p>
      <text:p text:style-name="P1">If i have </text:p>
      <text:p text:style-name="P1"/>
      <text:p text:style-name="P1">10101010 AND X = 00101000 , then i can guess X.</text:p>
      <text:p text:style-name="P1"/>
      <text:p text:style-name="P1">10101010 AND 00101000 = x</text:p>
      <text:p text:style-name="P1"/>
      <text:p text:style-name="P1"/>
      <text:p text:style-name="P1">#END ANOTHER STUFF</text:p>
      <text:p text:style-name="P1"/>
      <text:p text:style-name="P1">#ALSO </text:p>
      <text:p text:style-name="P1"/>
      <text:p text:style-name="P1"><text:soft-page-break/>on a subtraction, to mantain the digits, we zero the digits of the second number</text:p>
      <text:p text:style-name="P1"/>
      <text:p text:style-name="P1">0xaabbccdd - 0xaa0000dd , in thise case we get 0xbbcc</text:p>
      <text:p text:style-name="P1"/>
      <text:p text:style-name="P1">0xaabbccdd XOR 0xcccccccc =&gt; 0x0000cc00 o valor do numero subtraido, tem de ser sempre igual para qualquer caracter</text:p>
      <text:p text:style-name="P1">dado que assim precisavamos dum ciclo</text:p>
      <text:p text:style-name="P1"/>
      <text:p text:style-name="P1">0xaabbccdd - x = pos2</text:p>
      <text:p text:style-name="P1">0xaabbccdd - x = pos3</text:p>
      <text:p text:style-name="P1"/>
      <text:p text:style-name="P1"/>
      <text:p text:style-name="P1">0xaabbccdd - 0xcc = pos2</text:p>
      <text:p text:style-name="P1">0xadfeddcc - 0xcc = pos1</text:p>
      <text:p text:style-name="P1"/>
      <text:p text:style-name="P1">0xaabb00dd - 0xcccccc</text:p>
      <text:p text:style-name="P1">00 posição 2, </text:p>
      <text:p text:style-name="P1"/>
      <text:p text:style-name="P1"/>
      <text:p text:style-name="P1">posso saber 0x0000cc00 (0xaabbccdd XOR 0xcccccccc)</text:p>
      <text:p text:style-name="P1">ou 0x00cc0000 , and something that has 0x0000cc11</text:p>
      <text:p text:style-name="P1">iif last byte , 11, pos2 cc </text:p>
      <text:p text:style-name="P1"><text:tab/>if lst two bytes, 11, pos3</text:p>
      <text:p text:style-name="P1"/>
      <text:p text:style-name="P1"><text:tab/><text:tab/><text:tab/><text:tab/><text:tab/><text:tab/><text:tab/>obter 0x00000011 (1position</text:p>
      <text:p text:style-name="P1"><text:tab/><text:tab/><text:tab/><text:tab/><text:tab/><text:tab/><text:tab/> <text:s text:c="5"/>0x00001111 (2 </text:p>
      <text:p text:style-name="P1"/>
      <text:p text:style-name="P1">count the ones....k ones ... 0x00000011 3dec</text:p>
      <text:p text:style-name="P1"><text:tab/><text:tab/><text:tab/><text:tab/><text:tab/><text:tab/> <text:s text:c="2"/>0x00001111 15dec</text:p>
      <text:p text:style-name="P1"/>
      <text:p text:style-name="P1">i number (3 or 15) and then compare the numbers..if 3dec imal on 1position, if 15 dec 2position</text:p>
      <text:p text:style-name="P1"/>
      <text:p text:style-name="P1">or 11, then or with 1111, or with 111111..cycle!</text:p>
      <text:p text:style-name="P1"/>
      <text:p text:style-name="P7">#All functions are computable!?</text:p>
      <text:p text:style-name="P7">Since arithmetic operators can be boolean operators, and cpu uses logical gates, and functions use exclusive <text:s/>arithmetic operators ,(logical gates = <text:soft-page-break/>arithmetic operators), all functions can be computable</text:p>
      <text:p text:style-name="P7">#End ALL</text:p>
      <text:p text:style-name="P7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20:27:12.589877961</meta:creation-date>
    <dc:date>2023-08-29T01:51:20.544221424</dc:date>
    <meta:editing-duration>PT5H49M22S</meta:editing-duration>
    <meta:editing-cycles>64</meta:editing-cycles>
    <meta:generator>LibreOffice/7.4.7.2$Linux_X86_64 LibreOffice_project/40$Build-2</meta:generator>
    <meta:document-statistic meta:table-count="0" meta:image-count="0" meta:object-count="0" meta:page-count="5" meta:paragraph-count="97" meta:word-count="629" meta:character-count="3264" meta:non-whitespace-character-count="2642"/>
  </office:meta>
</office:document-meta>
</file>